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14db" officeooo:paragraph-rsid="000914db"/>
    </style:style>
    <style:style style:name="P2" style:family="paragraph" style:parent-style-name="Standard">
      <style:text-properties officeooo:rsid="000a3793" officeooo:paragraph-rsid="000a3793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4" style:family="paragraph" style:parent-style-name="Standard">
      <style:text-properties officeooo:rsid="000a3793" officeooo:paragraph-rsid="000a3793"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T1" style:family="text">
      <style:text-properties fo:color="#b5cea8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cdca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ESTIVAL</text:p>
      <text:p text:style-name="P2"/>
      <text:p text:style-name="P4"><text:span text:style-name="T1">1</text:span><text:span text:style-name="T2"> </text:span><text:span text:style-name="T3">-</text:span></text:p>
      <text:p text:style-name="P3"><text:span text:style-name="T4">SELECT</text:span><text:span text:style-name="T2"> titre </text:span><text:span text:style-name="T4">FROM</text:span><text:span text:style-name="T2"> representation ;</text:span></text:p>
      <text:p text:style-name="Standard"/>
      <text:p text:style-name="P3"><text:span text:style-name="T1">2</text:span><text:span text:style-name="T2"> </text:span><text:span text:style-name="T3">-</text:span></text:p>
      <text:p text:style-name="P3"><text:span text:style-name="T4">SELECT</text:span><text:span text:style-name="T2"> titre </text:span><text:span text:style-name="T4">FROM</text:span><text:span text:style-name="T2"> representation </text:span><text:span text:style-name="T4">WHERE</text:span><text:span text:style-name="T2"> lieu </text:span><text:span text:style-name="T3">=</text:span><text:span text:style-name="T2"> </text:span><text:span text:style-name="T5">'mogador'</text:span><text:span text:style-name="T2">;</text:span></text:p>
      <text:p text:style-name="Standard"/>
      <text:p text:style-name="P3"><text:span text:style-name="T1">3</text:span><text:span text:style-name="T2"> </text:span><text:span text:style-name="T3">-</text:span></text:p>
      <text:p text:style-name="P3"><text:span text:style-name="T4">SELECT</text:span><text:span text:style-name="T2"> nomMusicien, titre</text:span></text:p>
      <text:p text:style-name="P3"><text:span text:style-name="T4">FROM</text:span><text:span text:style-name="T2"> musicien</text:span></text:p>
      <text:p text:style-name="P3"><text:span text:style-name="T4">JOIN</text:span><text:span text:style-name="T2"> representation </text:span><text:span text:style-name="T4">ON</text:span><text:span text:style-name="T2"> musicien.idRepresentation </text:span><text:span text:style-name="T3">=</text:span><text:span text:style-name="T2"> representation.idRepresentation;</text:span></text:p>
      <text:p text:style-name="Standard"/>
      <text:p text:style-name="P3"><text:span text:style-name="T1">4</text:span><text:span text:style-name="T2"> </text:span><text:span text:style-name="T3">-</text:span></text:p>
      <text:p text:style-name="P3"><text:span text:style-name="T4">SELECT</text:span><text:span text:style-name="T2"> representation.titre, representation.lieu, programmer.tarif</text:span></text:p>
      <text:p text:style-name="P3"><text:span text:style-name="T4">FROM</text:span><text:span text:style-name="T2"> representation</text:span></text:p>
      <text:p text:style-name="P3"><text:span text:style-name="T4">JOIN</text:span><text:span text:style-name="T2"> programmer </text:span><text:span text:style-name="T4">ON</text:span><text:span text:style-name="T2"> representation.idRepresentation </text:span><text:span text:style-name="T3">=</text:span><text:span text:style-name="T2"> programmer.idRepresentation </text:span></text:p>
      <text:p text:style-name="P3"><text:span text:style-name="T4">WHERE</text:span><text:span text:style-name="T2"> </text:span><text:span text:style-name="T4">date</text:span><text:span text:style-name="T2"> </text:span><text:span text:style-name="T3">=</text:span><text:span text:style-name="T2"> </text:span><text:span text:style-name="T5">'2022-07-25'</text:span><text:span text:style-name="T2">;</text:span></text:p>
      <text:p text:style-name="Standard"/>
      <text:p text:style-name="P3"><text:span text:style-name="T1">5</text:span><text:span text:style-name="T2"> </text:span><text:span text:style-name="T3">-</text:span></text:p>
      <text:p text:style-name="P3"><text:span text:style-name="T4">SELECT</text:span><text:span text:style-name="T2"> </text:span><text:span text:style-name="T6">COUNT</text:span><text:span text:style-name="T2">(</text:span><text:span text:style-name="T3">*</text:span><text:span text:style-name="T2">)</text:span></text:p>
      <text:p text:style-name="P3"><text:span text:style-name="T4">FROM</text:span><text:span text:style-name="T2"> musicien</text:span></text:p>
      <text:p text:style-name="P3"><text:span text:style-name="T4">JOIN</text:span><text:span text:style-name="T2"> programmer </text:span><text:span text:style-name="T4">ON</text:span><text:span text:style-name="T2"> musicien.idRepresentation </text:span><text:span text:style-name="T3">=</text:span><text:span text:style-name="T2"> programmer.idRepresentation</text:span></text:p>
      <text:p text:style-name="P3"><text:span text:style-name="T4">WHERE</text:span><text:span text:style-name="T2"> programmer.idRepresentation </text:span><text:span text:style-name="T3">=</text:span><text:span text:style-name="T2"> </text:span><text:span text:style-name="T5">'20'</text:span><text:span text:style-name="T2">;</text:span></text:p>
      <text:p text:style-name="Standard"/>
      <text:p text:style-name="P3"><text:span text:style-name="T1">6</text:span><text:span text:style-name="T2"> </text:span><text:span text:style-name="T3">-</text:span></text:p>
      <text:p text:style-name="P3"><text:span text:style-name="T4">SELECT</text:span><text:span text:style-name="T2"> representation.titre, programmer.date, tarif</text:span></text:p>
      <text:p text:style-name="P3"><text:span text:style-name="T4">FROM</text:span><text:span text:style-name="T2"> programmer</text:span></text:p>
      <text:p text:style-name="P3"><text:span text:style-name="T4">JOIN</text:span><text:span text:style-name="T2"> representation </text:span><text:span text:style-name="T4">ON</text:span><text:span text:style-name="T2"> programmer.idRepresentation </text:span><text:span text:style-name="T3">=</text:span><text:span text:style-name="T2"> representation.idRepresentation</text:span></text:p>
      <text:p text:style-name="P3"><text:span text:style-name="T4">WHere</text:span><text:span text:style-name="T2"> tarif </text:span><text:span text:style-name="T3">&lt;=</text:span><text:span text:style-name="T2"> </text:span><text:span text:style-name="T1">50</text:span><text:span text:style-name="T2"> ;</text:span></text:p>
      <text:p text:style-name="P2"/>
      <text:p text:style-name="P2"/>
      <text:p text:style-name="P2">VOYAGE</text:p>
      <text:p text:style-name="P2"/>
      <text:p text:style-name="P4"><text:span text:style-name="T1">1</text:span><text:span text:style-name="T2"> </text:span><text:span text:style-name="T3">-</text:span></text:p>
      <text:p text:style-name="P3"><text:span text:style-name="T4">SELECT DISTINCT</text:span><text:span text:style-name="T2"> nom, prenom, email</text:span></text:p>
      <text:p text:style-name="P3"><text:span text:style-name="T4">FROM</text:span><text:span text:style-name="T2"> client</text:span></text:p>
      <text:p text:style-name="P3"><text:span text:style-name="T4">JOIN</text:span><text:span text:style-name="T2"> reservation </text:span><text:span text:style-name="T4">ON</text:span><text:span text:style-name="T2"> client.idClient </text:span><text:span text:style-name="T3">=</text:span><text:span text:style-name="T2"> reservation.idClient</text:span></text:p>
      <text:p text:style-name="P3"><text:span text:style-name="T4">WHERE</text:span><text:span text:style-name="T2"> reservation.idClient;</text:span></text:p>
      <text:p text:style-name="Standard"/>
      <text:p text:style-name="P3"><text:span text:style-name="T1">2</text:span><text:span text:style-name="T2"> </text:span><text:span text:style-name="T3">-</text:span></text:p>
      <text:p text:style-name="P3"><text:span text:style-name="T4">SELECT DISTINCT</text:span><text:span text:style-name="T2"> nom, prenom, email</text:span></text:p>
      <text:p text:style-name="P3"><text:span text:style-name="T4">FROM</text:span><text:span text:style-name="T2"> client</text:span></text:p>
      <text:p text:style-name="P3"><text:span text:style-name="T4">JOIN</text:span><text:span text:style-name="T2"> reservation </text:span><text:span text:style-name="T4">ON</text:span><text:span text:style-name="T2"> client.idClient </text:span><text:span text:style-name="T3">=</text:span><text:span text:style-name="T2"> reservation.idClient</text:span></text:p>
      <text:p text:style-name="P3"><text:span text:style-name="T4">WHERE</text:span><text:span text:style-name="T2"> reservation.idClient </text:span><text:span text:style-name="T4">NOT</text:span><text:span text:style-name="T2"> </text:span><text:span text:style-name="T4">IN</text:span><text:span text:style-name="T2"> (</text:span></text:p>
      <text:p text:style-name="P3"><text:span text:style-name="T2">    </text:span><text:span text:style-name="T4">SELECT</text:span><text:span text:style-name="T2"> reservation.idClient</text:span></text:p>
      <text:p text:style-name="P3"><text:span text:style-name="T2">    </text:span><text:span text:style-name="T4">FROM</text:span><text:span text:style-name="T2"> reservation</text:span></text:p>
      <text:p text:style-name="P3"><text:span text:style-name="T2">    </text:span><text:span text:style-name="T4">WHERE</text:span><text:span text:style-name="T2"> reservation.idClient </text:span><text:span text:style-name="T4">IS</text:span><text:span text:style-name="T2"> </text:span><text:span text:style-name="T4">NULL</text:span></text:p>
      <text:p text:style-name="P5">);</text:p>
      <text:p text:style-name="Standard"/>
      <text:p text:style-name="P3"><text:span text:style-name="T1">3</text:span><text:span text:style-name="T2"> </text:span><text:span text:style-name="T3">-</text:span></text:p>
      <text:p text:style-name="P3"><text:span text:style-name="T4">SELECT DISTINCT</text:span><text:span text:style-name="T2"> nom, destination, prix</text:span></text:p>
      <text:p text:style-name="P3"><text:soft-page-break/><text:span text:style-name="T4">FROM</text:span><text:span text:style-name="T2"> voyage</text:span></text:p>
      <text:p text:style-name="P3"><text:span text:style-name="T4">JOIN</text:span><text:span text:style-name="T2"> client </text:span><text:span text:style-name="T4">ON</text:span><text:span text:style-name="T2"> voyage.idVoyage </text:span><text:span text:style-name="T3">=</text:span><text:span text:style-name="T2"> client.idClient</text:span></text:p>
      <text:p text:style-name="P3"><text:span text:style-name="T4">WHERE</text:span><text:span text:style-name="T2"> prix </text:span><text:span text:style-name="T3">&lt;=</text:span><text:span text:style-name="T2"> </text:span><text:span text:style-name="T1">1000</text:span><text:span text:style-name="T2"> </text:span><text:span text:style-name="T4">AND</text:span><text:span text:style-name="T2"> duree </text:span><text:span text:style-name="T3">&gt;</text:span><text:span text:style-name="T2"> </text:span><text:span text:style-name="T1">10</text:span><text:span text:style-name="T2">;</text:span></text:p>
      <text:p text:style-name="Standard"/>
      <text:p text:style-name="P3"><text:span text:style-name="T1">4</text:span><text:span text:style-name="T2"> </text:span><text:span text:style-name="T3">-</text:span></text:p>
      <text:p text:style-name="P3"><text:span text:style-name="T4">SELECT DISTINCT</text:span><text:span text:style-name="T2"> numCB</text:span></text:p>
      <text:p text:style-name="P3"><text:span text:style-name="T4">FROM</text:span><text:span text:style-name="T2"> client</text:span></text:p>
      <text:p text:style-name="P3"><text:span text:style-name="T4">JOIN</text:span><text:span text:style-name="T2"> reservation </text:span><text:span text:style-name="T4">ON</text:span><text:span text:style-name="T2"> client.idClient </text:span><text:span text:style-name="T3">=</text:span><text:span text:style-name="T2"> reservation.idClient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09:42:00.781000000</meta:creation-date>
    <dc:date>2024-05-10T11:48:38.738000000</dc:date>
    <meta:editing-duration>PT1H30M8S</meta:editing-duration>
    <meta:editing-cycles>1</meta:editing-cycles>
    <meta:document-statistic meta:table-count="0" meta:image-count="0" meta:object-count="0" meta:page-count="2" meta:paragraph-count="48" meta:word-count="167" meta:character-count="1340" meta:non-whitespace-character-count="1208"/>
    <meta:generator>LibreOffice/24.2.2.2$Windows_X86_64 LibreOffice_project/d56cc158d8a96260b836f100ef4b4ef25d6f1a01</meta:generator>
  </office:meta>
</office:document-meta>
</file>